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4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5" style:parent-style-name="Listeafsnit" style:list-style-name="LFO1" style:family="paragraph"/>
    <style:style style:name="T6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7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0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P11" style:parent-style-name="Listeafsnit" style:list-style-name="LFO1" style:family="paragraph"/>
    <style:style style:name="T12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3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4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5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6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8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9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20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P21" style:parent-style-name="Listeafsnit" style:list-style-name="LFO1" style:family="paragraph"/>
    <style:style style:name="T22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23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4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5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P26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7" style:parent-style-name="Listeafsnit" style:list-style-name="LFO1" style:family="paragraph"/>
    <style:style style:name="T28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29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30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Standardskrifttypeiafsni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Log 2012-02-20</text:p>
      <text:p text:style-name="P2">Deltagere fremmødt: Sam, René, Søren, Nicolaj, Cong, Michael, Yusuf<text:line-break/>Digitalt fremmødt: Ingen<text:line-break/>Ikke fremmødt: Ingen</text:p>
      <text:list text:style-name="LFO1" text:continue-numbering="true">
        <text:list-item>
          <text:p text:style-name="P3">Uddeling af database-opgaver:<text:line-break/>- Systemlog komponent: Sam og Cong<text:line-break/>- Converting komponent: Michael, Yusuf og Søren<text:line-break/>- Inventory komponent: René og Nicolaj</text:p>
        </text:list-item>
        <text:list-item>
          <text:p text:style-name="P4">Det hele skal sættes op på Git/SVN. Der skal ses på kontrakten, hvor vi skal diskutere, om der er manglende punkter eller lignende. Den skal tjekkes igennem og underskrives i dag.<text:s/></text:p>
        </text:list-item>
        <text:list-item>
          <text:p text:style-name="P5"><text:span text:style-name="T6">Der er blevet enighed om, at mødet torsdag bliver sat fra<text:s/></text:span><text:span text:style-name="T7">kl. 10.15<text:s/></text:span><text:span text:style-name="T8">d. 23. februar 2012</text:span><text:span text:style-name="T9"><text:s/></text:span><text:span text:style-name="T10">i stedet for databaselektionerne.<text:s/></text:span></text:p>
        </text:list-item>
        <text:list-item>
          <text:p text:style-name="P11"><text:span text:style-name="T12">Daily SCRUM</text:span><text:span text:style-name="T13"><text:s/>(DS)</text:span><text:span text:style-name="T14"><text:s/>er sat i diskussion, hvor vi får sat på skemaet, hvornår der skal afsættes et kvarter til denne.</text:span><text:span text:style-name="T15"><text:s/></text:span><text:span text:style-name="T16">Onsdag efter INF4</text:span><text:span text:style-name="T17"><text:s/>sættes tid af til at se</text:span><text:span text:style-name="T18">,</text:span><text:span text:style-name="T19"><text:s/>om der er nødvendighed for DS</text:span><text:span text:style-name="T20">.<text:s/></text:span></text:p>
        </text:list-item>
        <text:list-item>
          <text:p text:style-name="P21"><text:span text:style-name="T22">Der igangsættes i Inception-fasen jf. UP udviklingsprocessen.<text:s/></text:span><text:span text:style-name="T23">Michael</text:span><text:span text:style-name="T24"><text:s/>sættes til at lave RiskList + vision.</text:span><text:span text:style-name="T25"><text:s/></text:span></text:p>
        </text:list-item>
        <text:list-item>
          <text:p text:style-name="P26">Arbejdskontrakten er<text:s/>rettet af Sam, som derefter er blevet dobbelttjekket af<text:s/>Michael.</text:p>
        </text:list-item>
        <text:list-item>
          <text:p text:style-name="P27"><text:span text:style-name="T28">Endvidere er næste møde afsat til tirsdag efter WIN1</text:span><text:span text:style-name="T29">, dvs. mødet starter<text:s/></text:span><text:span text:style-name="T30">kl. 11.15</text:span><text:span text:style-name="T31">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style:font-name="Calibri" style:font-name-asian="Calibri" style:font-name-complex="Times New Roman"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Tegn" style:display-name="Titel Tegn" style:family="text" style:parent-style-name="Standardskrifttypeiafsni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2-20T09:03:00Z</meta:creation-date>
    <dc:date>2012-02-20T10:46:00Z</dc:date>
    <meta:template xlink:href="Normal" xlink:type="simple"/>
    <meta:editing-cycles>5</meta:editing-cycles>
    <meta:editing-duration>PT4980S</meta:editing-duration>
    <meta:document-statistic meta:page-count="1" meta:paragraph-count="2" meta:word-count="148" meta:character-count="1052" meta:row-count="7" meta:non-whitespace-character-count="906"/>
  </office:meta>
</office:document-meta>
</file>